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C0000003E9F1AD3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62150048" text:id="ct62150048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62150048"/>self.Title()<text:change-end text:change-id="ct62150048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self.getDecis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06-01-24T15:14:18</meta:creation-date>
    <dc:date>2017-07-12T12:55:56.594076990</dc:date>
    <dc:language>fr-BE</dc:language>
    <meta:editing-cycles>99</meta:editing-cycles>
    <meta:editing-duration>P1DT6H25M36S</meta:editing-duration>
    <meta:document-statistic meta:table-count="2" meta:image-count="1" meta:object-count="0" meta:page-count="1" meta:paragraph-count="6" meta:word-count="7" meta:character-count="46" meta:non-whitespace-character-count="4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